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0.02mm" fo:margin-left="0mm" fo:margin-right="-0.02mm" table:align="margins"/>
    </style:style>
    <style:style style:name="Tabelle1.A" style:family="table-column">
      <style:table-column-properties style:column-width="113.93mm" style:rel-column-width="43914*"/>
    </style:style>
    <style:style style:name="Tabelle1.B" style:family="table-column">
      <style:table-column-properties style:column-width="56.09mm" style:rel-column-width="21621*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1.3" style:family="table-row">
      <style:table-row-properties style:min-row-height="0.62mm"/>
    </style:style>
    <style:style style:name="Tabelle1.A3" style:family="table-cell">
      <style:table-cell-properties style:vertical-align="" fo:background-color="transparent" fo:padding-left="0mm" fo:padding-right="1.01mm" fo:padding-top="1.01mm" fo:padding-bottom="1.01mm" fo:border="none">
        <style:background-image/>
      </style:table-cell-properties>
    </style:style>
    <style:style style:name="Tabelle1.B3" style:family="table-cell">
      <style:table-cell-properties fo:padding="1.01mm" fo:border="none"/>
    </style:style>
    <style:style style:name="Tabelle1.4" style:family="table-row">
      <style:table-row-properties style:min-row-height="4.3mm"/>
    </style:style>
    <style:style style:name="Tabelle1.B4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9" style:family="table">
      <style:table-properties style:width="53.9mm" fo:margin-left="0.02mm" table:align="left"/>
    </style:style>
    <style:style style:name="Tabelle9.A" style:family="table-column">
      <style:table-column-properties style:column-width="26.46mm"/>
    </style:style>
    <style:style style:name="Tabelle9.B" style:family="table-column">
      <style:table-column-properties style:column-width="27.45mm"/>
    </style:style>
    <style:style style:name="Tabelle9.A1" style:family="table-cell">
      <style:table-cell-properties fo:padding="0mm" fo:border="none"/>
    </style:style>
    <style:style style:name="Tabelle3" style:family="table">
      <style:table-properties style:width="53.75mm" fo:margin-left="0.18mm" table:align="left"/>
    </style:style>
    <style:style style:name="Tabelle3.A" style:family="table-column">
      <style:table-column-properties style:column-width="26.3mm"/>
    </style:style>
    <style:style style:name="Tabelle3.B" style:family="table-column">
      <style:table-column-properties style:column-width="27.45mm"/>
    </style:style>
    <style:style style:name="Tabelle3.A1" style:family="table-cell">
      <style:table-cell-properties fo:padding="0mm" fo:border="none"/>
    </style:style>
    <style:style style:name="Tabelle8" style:family="table">
      <style:table-properties style:width="170mm" table:align="margins" style:may-break-between-rows="false"/>
    </style:style>
    <style:style style:name="Tabelle8.A" style:family="table-column">
      <style:table-column-properties style:column-width="170mm" style:rel-column-width="65535*"/>
    </style:style>
    <style:style style:name="Tabelle8.A1" style:family="table-cell">
      <style:table-cell-properties fo:padding="0mm" fo:border="none"/>
    </style:style>
    <style:style style:name="Tabelle2" style:family="table">
      <style:table-properties style:width="170.09mm" fo:margin-left="0mm" table:align="left"/>
    </style:style>
    <style:style style:name="Tabelle2.A" style:family="table-column">
      <style:table-column-properties style:column-width="17.46mm"/>
    </style:style>
    <style:style style:name="Tabelle2.B" style:family="table-column">
      <style:table-column-properties style:column-width="25.77mm"/>
    </style:style>
    <style:style style:name="Tabelle2.C" style:family="table-column">
      <style:table-column-properties style:column-width="36.3mm"/>
    </style:style>
    <style:style style:name="Tabelle2.D" style:family="table-column">
      <style:table-column-properties style:column-width="18.96mm"/>
    </style:style>
    <style:style style:name="Tabelle2.E" style:family="table-column">
      <style:table-column-properties style:column-width="24.5mm"/>
    </style:style>
    <style:style style:name="Tabelle2.F" style:family="table-column">
      <style:table-column-properties style:column-width="23.51mm"/>
    </style:style>
    <style:style style:name="Tabelle2.G" style:family="table-column">
      <style:table-column-properties style:column-width="23.58mm"/>
    </style:style>
    <style:style style:name="Tabelle2.A1" style:family="table-cell">
      <style:table-cell-properties fo:background-color="#e6e6e6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2.G1" style:family="table-cell">
      <style:table-cell-properties fo:background-color="#e6e6e6" fo:padding="0.97mm" fo:border="0.05pt solid #000000">
        <style:background-image/>
      </style:table-cell-properties>
    </style:style>
    <style:style style:name="Tabelle4" style:family="table">
      <style:table-properties style:width="170.09mm" fo:margin-left="0mm" table:align="left"/>
    </style:style>
    <style:style style:name="Tabelle4.A" style:family="table-column">
      <style:table-column-properties style:column-width="17.46mm"/>
    </style:style>
    <style:style style:name="Tabelle4.B" style:family="table-column">
      <style:table-column-properties style:column-width="25.77mm"/>
    </style:style>
    <style:style style:name="Tabelle4.C" style:family="table-column">
      <style:table-column-properties style:column-width="36.3mm"/>
    </style:style>
    <style:style style:name="Tabelle4.D" style:family="table-column">
      <style:table-column-properties style:column-width="18.96mm"/>
    </style:style>
    <style:style style:name="Tabelle4.E" style:family="table-column">
      <style:table-column-properties style:column-width="24.5mm"/>
    </style:style>
    <style:style style:name="Tabelle4.F" style:family="table-column">
      <style:table-column-properties style:column-width="23.51mm"/>
    </style:style>
    <style:style style:name="Tabelle4.G" style:family="table-column">
      <style:table-column-properties style:column-width="23.58mm"/>
    </style:style>
    <style:style style:name="Tabel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4.E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elle4.G1" style:family="table-cell">
      <style:table-cell-properties fo:padding="0.97mm" fo:border="0.05pt solid #000000"/>
    </style:style>
    <style:style style:name="Tabelle7" style:family="table">
      <style:table-properties style:width="170.13mm" fo:margin-left="0mm" table:align="left"/>
    </style:style>
    <style:style style:name="Tabelle7.A" style:family="table-column">
      <style:table-column-properties style:column-width="17.46mm"/>
    </style:style>
    <style:style style:name="Tabelle7.B" style:family="table-column">
      <style:table-column-properties style:column-width="62.05mm"/>
    </style:style>
    <style:style style:name="Tabelle7.C" style:family="table-column">
      <style:table-column-properties style:column-width="66.99mm"/>
    </style:style>
    <style:style style:name="Tabelle7.D" style:family="table-column">
      <style:table-column-properties style:column-width="23.62mm"/>
    </style:style>
    <style:style style:name="Tabel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elle7.D1" style:family="table-cell">
      <style:table-cell-properties fo:padding="0.97mm" fo:border="0.05pt solid #000000"/>
    </style:style>
    <style:style style:name="Tabelle5" style:family="table">
      <style:table-properties style:width="170.09mm" fo:margin-left="0mm" table:align="left"/>
    </style:style>
    <style:style style:name="Tabelle5.A" style:family="table-column">
      <style:table-column-properties style:column-width="111.5mm"/>
    </style:style>
    <style:style style:name="Tabelle5.B" style:family="table-column">
      <style:table-column-properties style:column-width="35.01mm"/>
    </style:style>
    <style:style style:name="Tabelle5.C" style:family="table-column">
      <style:table-column-properties style:column-width="23.58mm"/>
    </style:style>
    <style:style style:name="Tabelle5.1" style:family="table-row">
      <style:table-row-properties style:min-row-height="3.81mm"/>
    </style:style>
    <style:style style:name="Tabelle5.A1" style:family="table-cell">
      <style:table-cell-properties fo:background-color="transparent" fo:padding="0.97mm" fo:border-left="none" fo:border-right="none" fo:border-top="1pt solid #000000" fo:border-bottom="none">
        <style:background-image/>
      </style:table-cell-properties>
    </style:style>
    <style:style style:name="Tabelle6" style:family="table">
      <style:table-properties style:width="170.02mm" fo:margin-left="0mm" table:align="left"/>
    </style:style>
    <style:style style:name="Tabelle6.A" style:family="table-column">
      <style:table-column-properties style:column-width="111.5mm"/>
    </style:style>
    <style:style style:name="Tabelle6.B" style:family="table-column">
      <style:table-column-properties style:column-width="35.01mm"/>
    </style:style>
    <style:style style:name="Tabelle6.C" style:family="table-column">
      <style:table-column-properties style:column-width="23.51mm"/>
    </style:style>
    <style:style style:name="Tabelle6.A1" style:family="table-cell">
      <style:table-cell-properties fo:padding="0.97mm" fo:border="none"/>
    </style:style>
    <style:style style:name="Tabelle10" style:family="table">
      <style:table-properties style:width="170mm" table:align="margins" style:may-break-between-rows="false"/>
    </style:style>
    <style:style style:name="Tabelle10.A" style:family="table-column">
      <style:table-column-properties style:column-width="170mm" style:rel-column-width="65535*"/>
    </style:style>
    <style:style style:name="Tabelle10.A1" style:family="table-cell">
      <style:table-cell-properties fo:padding="0m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paragraph-rsid="001be160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officeooo:paragraph-rsid="0026a3a0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officeooo:rsid="0026a3a0" officeooo:paragraph-rsid="0026a3a0" style:font-weight-asian="bold" style:font-weight-complex="bold"/>
    </style:style>
    <style:style style:name="P5" style:family="paragraph" style:parent-style-name="Table_20_Contents">
      <style:text-properties officeooo:paragraph-rsid="0018ebaa"/>
    </style:style>
    <style:style style:name="P6" style:family="paragraph" style:parent-style-name="Table_20_Contents">
      <style:paragraph-properties fo:text-align="end" style:justify-single-word="false"/>
      <style:text-properties officeooo:paragraph-rsid="0026a3a0"/>
    </style:style>
    <style:style style:name="P7" style:family="paragraph" style:parent-style-name="Table_20_Contents">
      <style:paragraph-properties fo:text-align="end" style:justify-single-word="false"/>
      <style:text-properties officeooo:paragraph-rsid="002b8912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officeooo:paragraph-rsid="001be160" style:font-size-asian="9pt" style:font-size-complex="9pt"/>
    </style:style>
    <style:style style:name="P10" style:family="paragraph" style:parent-style-name="Standard">
      <style:text-properties officeooo:paragraph-rsid="001704b4"/>
    </style:style>
    <style:style style:name="P11" style:family="paragraph" style:parent-style-name="Standard">
      <style:text-properties officeooo:paragraph-rsid="0018ebaa"/>
    </style:style>
    <style:style style:name="P12" style:family="paragraph" style:parent-style-name="Standard">
      <style:text-properties officeooo:paragraph-rsid="001a212e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end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7" style:family="paragraph" style:parent-style-name="Standard">
      <style:text-properties officeooo:paragraph-rsid="00202b1f"/>
    </style:style>
    <style:style style:name="P18" style:family="paragraph" style:parent-style-name="Standard">
      <style:text-properties officeooo:paragraph-rsid="0022f18b"/>
    </style:style>
    <style:style style:name="P19" style:family="paragraph" style:parent-style-name="Standard">
      <style:text-properties officeooo:rsid="001704b4"/>
    </style:style>
    <style:style style:name="P20" style:family="paragraph" style:parent-style-name="Standard">
      <style:text-properties officeooo:rsid="00202b1f" officeooo:paragraph-rsid="00202b1f"/>
    </style:style>
    <style:style style:name="P21" style:family="paragraph" style:parent-style-name="Standard">
      <style:text-properties officeooo:rsid="001be160"/>
    </style:style>
    <style:style style:name="P22" style:family="paragraph" style:parent-style-name="Standard" style:master-page-name="">
      <style:paragraph-properties fo:margin-top="0.79mm" fo:margin-bottom="0.3mm" style:contextual-spacing="false" style:page-number="auto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size="7pt" style:font-size-asian="6.0999999046325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ext-input text:description="&lt;for each=&quot;o in objects&quot;&gt;">FOR EACH o</text:text-input></text:p>
      <text:p text:style-name="Standard"><text:text-input text:description="&lt;for each=&quot;r in remind(o)&quot;&gt;">FOR EACH 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</table:table-cell>
            <table:table-cell table:style-name="Tabelle1.A1" office:value-type="string">
              <text:p text:style-name="Standard"/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h text:style-name="Heading_20_1" text:outline-level="1"><text:text-input text:description="&lt;o.max_profile_line_id.name&gt;">NAME</text:text-input></text:h>
          </table:table-cell>
          <table:table-cell table:style-name="Tabelle1.B3" office:value-type="string"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Standard">Datum</text:p>
                </table:table-cell>
                <table:table-cell table:style-name="Tabelle9.A1" office:value-type="string">
                  <text:p text:style-name="P13"><text:text-input text:description="&lt;formatLang(o.date,date=True)&gt;">DATE</text:text-input></text:p>
                </table:table-cell>
              </table:table-row>
            </table:table>
            <text:p text:style-name="Standard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Standard">Kunden-Nr</text:p>
                </table:table-cell>
                <table:table-cell table:style-name="Tabelle3.A1" office:value-type="string">
                  <text:p text:style-name="P13"><text:text-input text:description="&lt;o.partner_id.ref&gt;">REF</text:text-input></text:p>
                </table:table-cell>
              </table:table-row>
            </table:table>
            <text:p text:style-name="Standard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Standard"/>
          </table:table-cell>
        </table:table-row>
      </table:table>
      <text:p text:style-name="P17"/>
      <text:p text:style-name="P20"><text:text-input text:description="&lt;if test=&quot;r.text_before&quot;&gt;">IF text_before</text:text-input></text:p>
      <table:table table:name="Tabelle8" table:style-name="Tabelle8">
        <table:table-column table:style-name="Tabelle8.A"/>
        <table:table-row>
          <table:table-cell table:style-name="Tabelle8.A1" office:value-type="string">
            <text:p text:style-name="Standard"><text:text-input text:description="&lt;r.text_before&gt;">TEXT_BEFORE</text:text-input></text:p>
          </table:table-cell>
        </table:table-row>
      </table:table>
      <text:p text:style-name="P17"/>
      <text:p text:style-name="P17"><text:text-input text:description="&lt;/if&gt;">END IF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">Datum</text:p>
          </table:table-cell>
          <table:table-cell table:style-name="Tabelle2.A1" office:value-type="string">
            <text:p text:style-name="P1">Rechnung</text:p>
          </table:table-cell>
          <table:table-cell table:style-name="Tabelle2.A1" office:value-type="string">
            <text:p text:style-name="P1">Referenz</text:p>
          </table:table-cell>
          <table:table-cell table:style-name="Tabelle2.A1" office:value-type="string">
            <text:p text:style-name="P1">Zahlbar bis</text:p>
          </table:table-cell>
          <table:table-cell table:style-name="Tabelle2.A1" office:value-type="string">
            <text:p text:style-name="P2">Mahnstufe</text:p>
          </table:table-cell>
          <table:table-cell table:style-name="Tabelle2.A1" office:value-type="string">
            <text:p text:style-name="P4">Betrag</text:p>
          </table:table-cell>
          <table:table-cell table:style-name="Tabelle2.G1" office:value-type="string">
            <text:p text:style-name="P3">Offen</text:p>
          </table:table-cell>
        </table:table-row>
      </table:table>
      <text:p text:style-name="P21"><text:text-input text:description="&lt;for each='l in r.lines'&gt;">FOR EACH l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row>
          <table:table-cell table:style-name="Tabelle4.A1" office:value-type="string">
            <text:p text:style-name="Table_20_Contents"><text:text-input text:description="&lt;formatLang(l.inv.date_invoice,date=True)&gt;">DATE</text:text-input></text:p>
          </table:table-cell>
          <table:table-cell table:style-name="Tabelle4.A1" office:value-type="string">
            <text:p text:style-name="Table_20_Contents"><text:text-input text:description="&lt;l.inv.number&gt;">NUMBER</text:text-input></text:p>
          </table:table-cell>
          <table:table-cell table:style-name="Tabelle4.A1" office:value-type="string">
            <text:p text:style-name="P8"><text:text-input text:description="&lt;l.inv.name&gt;">NAME</text:text-input></text:p>
          </table:table-cell>
          <table:table-cell table:style-name="Tabelle4.A1" office:value-type="string">
            <text:p text:style-name="P9"><text:text-input text:description="&lt;formatLang(l.inv.date_due,date=True)&gt;">TO_PAY</text:text-input></text:p>
          </table:table-cell>
          <table:table-cell table:style-name="Tabelle4.E1" office:value-type="string">
            <text:p text:style-name="P23"><text:text-input text:description="&lt;l.obj.profile_line_id.name&gt;">STAGE</text:text-input></text:p>
          </table:table-cell>
          <table:table-cell table:style-name="Tabelle4.A1" office:value-type="string">
            <text:p text:style-name="P7"><text:text-input text:description="&lt;formatLang(l.inv.amount_total)&gt;">AMOUNT</text:text-input> <text:text-input text:description="&lt;r.currency&gt;">CUR</text:text-input></text:p>
          </table:table-cell>
          <table:table-cell table:style-name="Tabelle4.G1" office:value-type="string">
            <text:p text:style-name="P6"><text:text-input text:description="&lt;formatLang(l.amount)&gt;">AMOUNT</text:text-input> <text:text-input text:description="&lt;r.currency&gt;">CUR</text:text-input></text:p>
          </table:table-cell>
        </table:table-row>
      </table:table>
      <text:p text:style-name="Standard"><text:text-input text:description="&lt;/for&gt;">END FOR</text:text-input></text:p>
      <text:p text:style-name="Standard"><text:text-input text:description="&lt;if test=&quot;r.invoices&quot;&gt;">IF invoices</text:text-input></text:p>
      <text:p text:style-name="P22">Gutschriften</text:p>
      <text:p text:style-name="Standard"><text:text-input text:description="&lt;for each=&quot;il in r.invoices&quot;&gt;">FOR EACH il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row>
          <table:table-cell table:style-name="Tabelle7.A1" office:value-type="string">
            <text:p text:style-name="P5"><text:text-input text:description="&lt;formatLang(il.inv.date_invoice,date=True)&gt;">DATE</text:text-input></text:p>
          </table:table-cell>
          <table:table-cell table:style-name="Tabelle7.A1" office:value-type="string">
            <text:p text:style-name="P5"><text:text-input text:description="&lt;il.inv.number&gt;">NUMBER</text:text-input></text:p>
          </table:table-cell>
          <table:table-cell table:style-name="Tabelle7.A1" office:value-type="string">
            <text:p text:style-name="P5"><text:text-input text:description="&lt;il.inv.name&gt;">NAME</text:text-input></text:p>
          </table:table-cell>
          <table:table-cell table:style-name="Tabelle7.D1" office:value-type="string">
            <text:p text:style-name="P6"><text:text-input text:description="&lt;formatLang(il.amount)&gt;">AMOUNT</text:text-input> <text:text-input text:description="&lt;r.currency&gt;">CUR</text:text-input></text:p>
          </table:table-cell>
        </table:table-row>
      </table:table>
      <text:p text:style-name="P11"><text:text-input text:description="&lt;/for&gt;">END FOR</text:text-input></text:p>
      <text:p text:style-name="P12"><text:text-input text:description="&lt;/if&gt;">END IF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4"/>
          </table:table-cell>
          <table:table-cell table:style-name="Tabelle5.A1" office:value-type="string">
            <text:p text:style-name="P15">Offener Betrag</text:p>
          </table:table-cell>
          <table:table-cell table:style-name="Tabelle5.A1" office:value-type="string">
            <text:p text:style-name="P15"><text:text-input text:description="&lt;formatLang(r.amount)&gt;">TOTAL</text:text-input> <text:text-input text:description="&lt;r.currency&gt;">CUR</text:text-input></text:p>
          </table:table-cell>
        </table:table-row>
      </table:table>
      <text:p text:style-name="Standard"><text:text-input text:description="&lt;if test=&quot;r.fee&quot;&gt;">IF DUNNING_FEE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16">+ Mahnspesen</text:p>
          </table:table-cell>
          <table:table-cell table:style-name="Tabelle6.A1" office:value-type="string">
            <text:p text:style-name="P16"><text:text-input text:description="&lt;formatLang(r.fee)&gt;">FEE</text:text-input> <text:text-input text:description="&lt;r.currency&gt;">CUR</text:text-input></text:p>
          </table:table-cell>
        </table:table-row>
        <table:table-row>
          <table:table-cell table:style-name="Tabelle6.A1" office:value-type="string">
            <text:p text:style-name="Table_20_Contents"/>
          </table:table-cell>
          <table:table-cell table:style-name="Tabelle6.A1" office:value-type="string">
            <text:p text:style-name="P15">Gesamt</text:p>
          </table:table-cell>
          <table:table-cell table:style-name="Tabelle6.A1" office:value-type="string">
            <text:p text:style-name="P15"><text:text-input text:description="&lt;formatLang(r.total)&gt;">TOTAL</text:text-input> <text:text-input text:description="&lt;r.currency&gt;">CUR</text:text-input></text:p>
          </table:table-cell>
        </table:table-row>
      </table:table>
      <text:p text:style-name="Standard"><text:text-input text:description="&lt;/if&gt;">END IF</text:text-input></text:p>
      <text:p text:style-name="Standard"><text:text-input text:description="&lt;if test=&quot;r.text_after&quot;&gt;">IF text_after</text:text-input></text:p>
      <text:p text:style-name="Standard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18"><text:text-input text:description="&lt;r.text_after&gt;">TEXT_AFTER</text:text-input></text:p>
          </table:table-cell>
        </table:table-row>
      </table:table>
      <text:p text:style-name="P17"><text:text-input text:description="&lt;/if&gt;">END IF</text:text-input></text:p>
      <text:p text:style-name="P10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1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3-03T11:05:02</meta:creation-date>
    <dc:date>2016-03-23T00:54:03.535322491</dc:date>
    <meta:editing-duration>PT4H5M17S</meta:editing-duration>
    <meta:editing-cycles>59</meta:editing-cycles>
    <meta:generator>LibreOffice/4.2.8.2$Linux_X86_64 LibreOffice_project/420m0$Build-2</meta:generator>
    <meta:document-statistic meta:table-count="10" meta:image-count="0" meta:object-count="0" meta:page-count="1" meta:paragraph-count="57" meta:word-count="195" meta:character-count="578" meta:non-whitespace-character-count="538"/>
  </office:meta>
</office:document-meta>
</file>